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Kop1" style:master-page-name="MP0" style:family="paragraph">
      <style:paragraph-properties fo:break-before="page"/>
      <style:text-properties style:font-name-asian="Times New Roman" style:language-asian="nl" style:country-asian="NL"/>
    </style:style>
    <style:style style:name="P2" style:parent-style-name="Standaard" style:family="paragraph">
      <style:paragraph-properties fo:margin-bottom="0in" fo:line-height="100%"/>
    </style:style>
    <style:style style:name="T3" style:parent-style-name="Standaardalinea-lettertype" style:family="text">
      <style:text-properties style:font-name="Aptos" style:font-name-asian="Times New Roman" style:font-name-complex="Times New Roman" fo:font-weight="bold" style:font-weight-asian="bold" style:font-weight-complex="bold" style:letter-kerning="false" style:language-asian="nl" style:country-asian="NL"/>
    </style:style>
    <style:style style:name="T4" style:parent-style-name="Standaardalinea-lettertype" style:family="text">
      <style:text-properties style:font-name="Aptos" style:font-name-asian="Times New Roman" style:font-name-complex="Times New Roman" style:letter-kerning="false" style:language-asian="nl" style:country-asian="NL"/>
    </style:style>
    <style:style style:name="P5" style:parent-style-name="Standaard" style:list-style-name="LFO1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6" style:parent-style-name="Standaard" style:list-style-name="LFO1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7" style:parent-style-name="Standaard" style:list-style-name="LFO1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8" style:parent-style-name="Standaard" style:list-style-name="LFO1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9" style:parent-style-name="Standaard" style:list-style-name="LFO1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10" style:parent-style-name="Standaard" style:family="paragraph">
      <style:paragraph-properties fo:margin-bottom="0in" fo:line-height="100%"/>
    </style:style>
    <style:style style:name="T11" style:parent-style-name="Standaardalinea-lettertype" style:family="text">
      <style:text-properties style:font-name="Aptos" style:font-name-asian="Times New Roman" style:font-name-complex="Times New Roman" fo:font-weight="bold" style:font-weight-asian="bold" style:font-weight-complex="bold" style:letter-kerning="false" style:language-asian="nl" style:country-asian="NL"/>
    </style:style>
    <style:style style:name="T12" style:parent-style-name="Standaardalinea-lettertype" style:family="text">
      <style:text-properties style:font-name="Aptos" style:font-name-asian="Times New Roman" style:font-name-complex="Times New Roman" style:letter-kerning="false" style:language-asian="nl" style:country-asian="NL"/>
    </style:style>
    <style:style style:name="P13" style:parent-style-name="Standaard" style:list-style-name="LFO2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14" style:parent-style-name="Standaard" style:list-style-name="LFO2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15" style:parent-style-name="Standaard" style:family="paragraph">
      <style:paragraph-properties fo:margin-bottom="0in" fo:line-height="100%"/>
    </style:style>
    <style:style style:name="T16" style:parent-style-name="Standaardalinea-lettertype" style:family="text">
      <style:text-properties style:font-name="Aptos" style:font-name-asian="Times New Roman" style:font-name-complex="Times New Roman" fo:font-weight="bold" style:font-weight-asian="bold" style:font-weight-complex="bold" style:letter-kerning="false" style:language-asian="nl" style:country-asian="NL"/>
    </style:style>
    <style:style style:name="T17" style:parent-style-name="Standaardalinea-lettertype" style:family="text">
      <style:text-properties style:font-name="Aptos" style:font-name-asian="Times New Roman" style:font-name-complex="Times New Roman" style:letter-kerning="false" style:language-asian="nl" style:country-asian="NL"/>
    </style:style>
    <style:style style:name="P18" style:parent-style-name="Standaard" style:list-style-name="LFO3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19" style:parent-style-name="Standaard" style:list-style-name="LFO3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20" style:parent-style-name="Standaard" style:family="paragraph">
      <style:paragraph-properties fo:margin-bottom="0in" fo:line-height="100%"/>
    </style:style>
    <style:style style:name="T21" style:parent-style-name="Standaardalinea-lettertype" style:family="text">
      <style:text-properties style:font-name="Aptos" style:font-name-asian="Times New Roman" style:font-name-complex="Times New Roman" fo:font-weight="bold" style:font-weight-asian="bold" style:font-weight-complex="bold" style:letter-kerning="false" style:language-asian="nl" style:country-asian="NL"/>
    </style:style>
    <style:style style:name="T22" style:parent-style-name="Standaardalinea-lettertype" style:family="text">
      <style:text-properties style:font-name="Aptos" style:font-name-asian="Times New Roman" style:font-name-complex="Times New Roman" style:letter-kerning="false" style:language-asian="nl" style:country-asian="NL"/>
    </style:style>
    <style:style style:name="P23" style:parent-style-name="Standaard" style:list-style-name="LFO4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24" style:parent-style-name="Standaard" style:list-style-name="LFO4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25" style:parent-style-name="Standaard" style:family="paragraph">
      <style:paragraph-properties fo:margin-bottom="0in" fo:line-height="100%"/>
    </style:style>
    <style:style style:name="T26" style:parent-style-name="Standaardalinea-lettertype" style:family="text">
      <style:text-properties style:font-name="Aptos" style:font-name-asian="Times New Roman" style:font-name-complex="Times New Roman" fo:font-weight="bold" style:font-weight-asian="bold" style:font-weight-complex="bold" style:letter-kerning="false" style:language-asian="nl" style:country-asian="NL"/>
    </style:style>
    <style:style style:name="T27" style:parent-style-name="Standaardalinea-lettertype" style:family="text">
      <style:text-properties style:font-name="Aptos" style:font-name-asian="Times New Roman" style:font-name-complex="Times New Roman" style:letter-kerning="false" style:language-asian="nl" style:country-asian="NL"/>
    </style:style>
    <style:style style:name="P28" style:parent-style-name="Standaard" style:list-style-name="LFO5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29" style:parent-style-name="Standaard" style:list-style-name="LFO5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30" style:parent-style-name="Standaard" style:family="paragraph">
      <style:paragraph-properties fo:margin-bottom="0in" fo:line-height="100%"/>
    </style:style>
    <style:style style:name="T31" style:parent-style-name="Standaardalinea-lettertype" style:family="text">
      <style:text-properties style:font-name="Aptos" style:font-name-asian="Times New Roman" style:font-name-complex="Times New Roman" fo:font-weight="bold" style:font-weight-asian="bold" style:font-weight-complex="bold" style:letter-kerning="false" style:language-asian="nl" style:country-asian="NL"/>
    </style:style>
    <style:style style:name="T32" style:parent-style-name="Standaardalinea-lettertype" style:family="text">
      <style:text-properties style:font-name="Aptos" style:font-name-asian="Times New Roman" style:font-name-complex="Times New Roman" style:letter-kerning="false" style:language-asian="nl" style:country-asian="NL"/>
    </style:style>
    <style:style style:name="P33" style:parent-style-name="Standaard" style:list-style-name="LFO6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34" style:parent-style-name="Standaard" style:list-style-name="LFO6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35" style:parent-style-name="Standaard" style:family="paragraph">
      <style:paragraph-properties fo:margin-bottom="0in" fo:line-height="100%"/>
    </style:style>
    <style:style style:name="T36" style:parent-style-name="Standaardalinea-lettertype" style:family="text">
      <style:text-properties style:font-name="Aptos" style:font-name-asian="Times New Roman" style:font-name-complex="Times New Roman" fo:font-weight="bold" style:font-weight-asian="bold" style:font-weight-complex="bold" style:letter-kerning="false" style:language-asian="nl" style:country-asian="NL"/>
    </style:style>
    <style:style style:name="T37" style:parent-style-name="Standaardalinea-lettertype" style:family="text">
      <style:text-properties style:font-name="Aptos" style:font-name-asian="Times New Roman" style:font-name-complex="Times New Roman" style:letter-kerning="false" style:language-asian="nl" style:country-asian="NL"/>
    </style:style>
    <style:style style:name="P38" style:parent-style-name="Standaard" style:list-style-name="LFO7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39" style:parent-style-name="Standaard" style:list-style-name="LFO7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40" style:parent-style-name="Standaard" style:family="paragraph">
      <style:paragraph-properties fo:margin-bottom="0in" fo:line-height="100%"/>
    </style:style>
    <style:style style:name="T41" style:parent-style-name="Standaardalinea-lettertype" style:family="text">
      <style:text-properties style:font-name="Aptos" style:font-name-asian="Times New Roman" style:font-name-complex="Times New Roman" fo:font-weight="bold" style:font-weight-asian="bold" style:font-weight-complex="bold" style:letter-kerning="false" style:language-asian="nl" style:country-asian="NL"/>
    </style:style>
    <style:style style:name="T42" style:parent-style-name="Standaardalinea-lettertype" style:family="text">
      <style:text-properties style:font-name="Aptos" style:font-name-asian="Times New Roman" style:font-name-complex="Times New Roman" style:letter-kerning="false" style:language-asian="nl" style:country-asian="NL"/>
    </style:style>
    <style:style style:name="P43" style:parent-style-name="Standaard" style:list-style-name="LFO8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44" style:parent-style-name="Standaard" style:list-style-name="LFO8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45" style:parent-style-name="Kop1" style:family="paragraph">
      <style:text-properties style:font-name-asian="Times New Roman" style:language-asian="nl" style:country-asian="NL"/>
    </style:style>
    <style:style style:name="P46" style:parent-style-name="Standaard" style:list-style-name="LFO9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47" style:parent-style-name="Standaard" style:list-style-name="LFO9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48" style:parent-style-name="Standaard" style:list-style-name="LFO9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49" style:parent-style-name="Standaard" style:list-style-name="LFO9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50" style:parent-style-name="Standaard" style:list-style-name="LFO9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51" style:parent-style-name="Standaard" style:list-style-name="LFO9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52" style:parent-style-name="Standaard" style:list-style-name="LFO9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53" style:parent-style-name="Standaard" style:list-style-name="LFO9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54" style:parent-style-name="Standaard" style:list-style-name="LFO9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55" style:parent-style-name="Standaard" style:list-style-name="LFO9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56" style:parent-style-name="Standaard" style:list-style-name="LFO9" style:family="paragraph">
      <style:paragraph-properties fo:margin-top="0.0694in" fo:margin-bottom="0.0694in" fo:line-height="100%"/>
      <style:text-properties style:font-name="Aptos" style:font-name-asian="Times New Roman" style:font-name-complex="Times New Roman" style:letter-kerning="false" style:language-asian="nl" style:country-asian="NL"/>
    </style:style>
    <style:style style:name="P57" style:parent-style-name="Standaard" style:family="paragraph">
      <style:text-properties style:language-asian="nl" style:country-asian="NL"/>
    </style:style>
  </office:automatic-styles>
  <office:body>
    <office:text text:use-soft-page-breaks="true">
      <text:h text:style-name="P1" text:outline-level="1">Conventions:</text:h>
      <text:p text:style-name="P2"><text:span text:style-name="T3">Naming Conventions</text:span><text:span text:style-name="T4">:</text:span></text:p>
      <text:list text:style-name="LFO1" text:continue-numbering="true">
        <text:list-item>
          <text:p text:style-name="P5">Gebruik betekenisvolle namen voor variabelen, functies, klassen, enz.<text:s/></text:p>
          <text:list text:continue-numbering="true">
            <text:list-item>
              <text:p text:style-name="P6">Naam: PascalCase</text:p>
            </text:list-item>
            <text:list-item>
              <text:p text:style-name="P7">Klassen: PascalCase</text:p>
            </text:list-item>
            <text:list-item>
              <text:p text:style-name="P8">Functie: camelCase</text:p>
            </text:list-item>
            <text:list-item>
              <text:p text:style-name="P9">Database: snake_case</text:p>
            </text:list-item>
          </text:list>
        </text:list-item>
      </text:list>
      <text:p text:style-name="P10"><text:span text:style-name="T11">Indentation en Spacing</text:span><text:span text:style-name="T12">:</text:span></text:p>
      <text:list text:style-name="LFO2" text:continue-numbering="true">
        <text:list-item>
          <text:p text:style-name="P13">Gebruik consistente inspringing (bijvoorbeeld, 2 of 4 spaties) om de code leesbaar te maken.</text:p>
        </text:list-item>
        <text:list-item>
          <text:p text:style-name="P14">Gebruik lege regels en witruimte om logische secties van de code te scheiden.</text:p>
        </text:list-item>
      </text:list>
      <text:p text:style-name="P15"><text:span text:style-name="T16">Commenting</text:span><text:span text:style-name="T17">:</text:span></text:p>
      <text:list text:style-name="LFO3" text:continue-numbering="true">
        <text:list-item>
          <text:p text:style-name="P18">Documenteer complexe delen van de code met behulp van comments om de bedoeling en werking ervan uit te leggen.</text:p>
        </text:list-item>
        <text:list-item>
          <text:p text:style-name="P19">Zorg ervoor dat comments up-to-date blijven met de code.</text:p>
        </text:list-item>
      </text:list>
      <text:p text:style-name="P20"><text:span text:style-name="T21">Best Practices</text:span><text:span text:style-name="T22">:</text:span></text:p>
      <text:list text:style-name="LFO4" text:continue-numbering="true">
        <text:list-item>
          <text:p text:style-name="P23">Volg best practices voor de specifieke programmeertaal of het framework dat wordt gebruikt.</text:p>
        </text:list-item>
        <text:list-item>
          <text:p text:style-name="P24">Vermijd het gebruik van harde codering (magische getallen, letterlijke strings, enz.) tenzij absoluut noodzakelijk.</text:p>
        </text:list-item>
      </text:list>
      <text:p text:style-name="P25"><text:span text:style-name="T26">Consistentie</text:span><text:span text:style-name="T27">:</text:span></text:p>
      <text:list text:style-name="LFO5" text:continue-numbering="true">
        <text:list-item>
          <text:p text:style-name="P28">Houd de code consistent binnen het project of de codebase. Als er al conventies zijn vastgesteld, houd je eraan.</text:p>
        </text:list-item>
        <text:list-item>
          <text:p text:style-name="P29">Maak gebruik van tools en linters om de consistentie automatisch te handhaven.</text:p>
        </text:list-item>
      </text:list>
      <text:p text:style-name="P30"><text:span text:style-name="T31">Error Handling</text:span><text:span text:style-name="T32">:</text:span></text:p>
      <text:list text:style-name="LFO6" text:continue-numbering="true">
        <text:list-item>
          <text:p text:style-name="P33">Behandel fouten op een consistente manier en zorg voor duidelijke foutmeldingen.</text:p>
        </text:list-item>
        <text:list-item>
          <text:p text:style-name="P34">Gebruik uitzonderingen (exceptions) voor onverwachte fouten en foutafhandeling (error handling) voor verwachte fouten.</text:p>
        </text:list-item>
      </text:list>
      <text:p text:style-name="P35"><text:span text:style-name="T36">Code Layout</text:span><text:span text:style-name="T37">:</text:span></text:p>
      <text:list text:style-name="LFO7" text:continue-numbering="true">
        <text:list-item>
          <text:p text:style-name="P38">Organiseer de code op een logische manier, bijvoorbeeld door gerelateerde functies samen te groeperen.</text:p>
        </text:list-item>
        <text:list-item>
          <text:p text:style-name="P39">Houd de lengte van de regels en functies binnen redelijke grenzen om de leesbaarheid te verbeteren.</text:p>
        </text:list-item>
      </text:list>
      <text:p text:style-name="P40"><text:span text:style-name="T41">Version Control Conventions</text:span><text:span text:style-name="T42">:</text:span></text:p>
      <text:list text:style-name="LFO8" text:continue-numbering="true">
        <text:list-item>
          <text:p text:style-name="P43">Gebruik betekenisvolle commit messages bij het werken met versiebeheer.</text:p>
        </text:list-item>
        <text:list-item>
          <text:p text:style-name="P44">Volg branches, pull request- en merge-conventies die zijn vastgesteld door het ontwikkelteam.</text:p>
        </text:list-item>
      </text:list>
      <text:h text:style-name="P45" text:outline-level="1">Afwerken tickets:</text:h>
      <text:list text:style-name="LFO9" text:continue-numbering="true">
        <text:list-item>
          <text:p text:style-name="P46">Je zet het ticket op je naam</text:p>
        </text:list-item>
        <text:list-item>
          <text:p text:style-name="P47">Je zet het ticket in de kolom "In Progress"</text:p>
        </text:list-item>
        <text:list-item>
          <text:p text:style-name="P48">Je pulled master</text:p>
        </text:list-item>
        <text:list-item>
          <text:p text:style-name="P49">Je maakt een nieuwe branch van master aan met als naam "Ticket-nummer Ticket-beschrijving"</text:p>
        </text:list-item>
        <text:list-item>
          <text:p text:style-name="P50">Je werkt je ticket af</text:p>
        </text:list-item>
        <text:list-item>
          <text:p text:style-name="P51">Je pushed je code en maakt een pull request aan</text:p>
        </text:list-item>
        <text:list-item>
          <text:p text:style-name="P52">Vervolgens zet je je ticket in Review</text:p>
        </text:list-item>
        <text:list-item>
          <text:p text:style-name="P53">Iemand anders reviewed je code</text:p>
        </text:list-item>
        <text:list-item>
          <text:p text:style-name="P54">Als er commentaar is los je dit op</text:p>
        </text:list-item>
        <text:list-item>
          <text:p text:style-name="P55">Als laatste merged de reviewer de branch naar master</text:p>
        </text:list-item>
        <text:list-item>
          <text:p text:style-name="P56">De reviewer zet het ticket in "Done"</text:p>
        </text:list-item>
      </text:list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00000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00000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nl" style:country-asian="NL" fo:hyphenate="false"/>
    </style:style>
    <style:style style:name="Zwaar" style:display-name="Zwaar" style:family="text" style:parent-style-name="Standaardalinea-lettertype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jk, Jens van (student)</meta:initial-creator>
    <dc:creator>Dijk, Jens van (student)</dc:creator>
    <meta:creation-date>2024-05-05T19:28:00Z</meta:creation-date>
    <dc:date>2024-05-05T19:31:00Z</dc:date>
    <meta:template xlink:href="Normal.dotm" xlink:type="simple"/>
    <meta:editing-cycles>2</meta:editing-cycles>
    <meta:editing-duration>PT180S</meta:editing-duration>
    <meta:document-statistic meta:page-count="2" meta:paragraph-count="4" meta:word-count="319" meta:character-count="2073" meta:row-count="14" meta:non-whitespace-character-count="1758"/>
  </office:meta>
</office:document-meta>
</file>